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 Brexit Britain veut que l'Europe écoute, elle doit apprendre à parler l'européen</text:p>
      <text:p text:style-name="P4">Timothy Garton Ash, adapté de The Guardian, ven 25 jan 2019 </text:p>
      <text:p text:style-name="P2"/>
      <text:p text:style-name="P5"><text:s/>Un vieux dessin animé new-yorkais montre un homme d'âge moyen lors d'une soirée à boire en train de dire à un autre : "Mais assez parlé de toi, parlons de moi !" C'est Brexit Britain qui parle au reste de l'Europe. Certes, toutes les nations sont obsédées par leurs propres affaires. Selon une blague polonaise, l'encyclopédie parle de "l'éléphant et la question polonaise". Mais la plupart des pays européens sont au moins dans une certaine mesure sensibles à ce qui se passe autour d'eux.<text:line-break/>Je me demande combien de personnes à Westminster cette semaine savaient même que les dirigeants français et allemands signaient un nouveau traité de coopération à Aix-la-Chapelle ; que le président français, Emmanuel Macron, profondément ébranlé par le niveau de soutien aux manifestations des gilets jaunes, avait lancé un "débat national", tout comme celui qui est demandé en Grande-Bretagne ; <text:s/>que la Pologne a été secouée par le meurtre insensé du maire libéral et pro-européen de Gdańsk, Paweł Adamowicz, dans une atmosphère de conflit partisan si amère que la nation ne pouvait même pas s'unir face à une telle tragédie. Reflet de toute cette agitation, le continent tout entier se prépare aux élections européennes de mai qui seront une bataille royale entre deux visions fondamentalement différentes de l'avenir européen - une vision conservatrice et nationaliste menée par le Hongrois Viktor Orbán et l'Italien Matteo Salvini, et une vision plus libérale et internationaliste représentée par le duo Macron et Angela Merkel. Orbán et Salvini n'ont pas l'intention de quitter l'UE, ils veulent la diriger. Ce n'est donc pas seulement l'avenir du Royaume-Uni qui sera décidé cette année, c'est aussi l'avenir de l'Europe. C'est dans ce contexte que nos partenaires européens appellent le Royaume-Uni, avec un mélange d'exaspération et de désespoir, à leur dire ce qu'il veut. <text:s text:c="2"/>En raison de l'intransigeance incompétente de Theresa May, le choix immédiat qui s'offre au pays est " Brexit ou le retard sans transaction ". <text:s/>Il n'y a qu'une seule réponse responsable.<text:line-break/>Heureusement, il y a suffisamment de parlementaires, soutenus par de nombreux membres du gouvernement, qui reconnaissent que nous ne pouvons pas continuer comme ça. <text:s/>Si deux amendements clés déposés avec le soutien de tous les partis sont adoptés la semaine prochaine, le Parlement lui-même pourra prendre l'initiative dans les débats sur Brexit tous les mardis - et si aucune solution n'a été trouvée avant la fin février, le gouvernement sera chargé de demander une extension de l'article 50. Toutefois, avant de formuler la demande de prolongation, les politiciens feraient bien de s'arrêter un moment et - contrairement à l'homme de la soirée - de voir les choses du point de vue de l'autre. Si le Royaume-Uni est limité par ses lois et sa politique, l'UE27 l'est aussi. Le principal problème juridique est celui des élections au Parlement européen. Le droit européen stipule que le nouveau parlement ne peut se réunir légalement le 2 juillet sans la présence de représentants dûment élus de tous les Etats membres. <text:s/>Si le Royaume-Uni reste un Etat membre, mais n'organise pas d'élections européennes, tout ce que fait le nouveau parlement serait susceptible d'être contesté en justice.<text:line-break/>Derrière le problème juridique se cache la politique. Certaines personnes au sein de l'UE veulent vraiment que le Royaume-Uni parte et seraient heureuses d'utiliser cette question pour justifier l'expulsion des Britanniques récalcitrants. Beaucoup d'autres souhaiteraient en principe que le Royaume-Uni reste, mais sont complètement exaspérés par les agissements maladroits de Londres et estiment qu'il est plus important pour le reste de l'UE de se mettre à l'abri. Ensuite, il y a ceux qui veulent vraiment que nous restions, y compris la probable prochaine chancelière d'Allemagne, Annegret Kramp-Karrenbauer (alias AKK) et d'autres personnalités allemandes qui ont récemment transmis ce message dans une lettre extraordinaire et chaleureuse au Times. Mais eux aussi attendent avec impatience que le Royaume-Uni dise ce qu'il veut. <text:s/>En particulier, comme le dit le commissaire européen Pierre Moscovici, l'UE a besoin d'une "demande motivée" pour étendre l'article 50.<text:line-break/><text:line-break/> Voilà le hic. <text:s/>La plupart des sources de l'UE conviennent qu'il serait relativement simple d'obtenir une prolongation jusqu'au 1er juillet (ce qui n'affecterait pas de manière significative le nouveau Parlement européen). Ces trois mois supplémentaires pourraient suffire pour que le parlement britannique accepte une version modifiée de l'accord de mai, ou qu'il inscrive dans la déclaration politique l'objectif d'un Brexit plus souple (quelque part entre l'union douanière permanente et Norway plus). Ils n'ont rien à voir avec le débat national dont nous avons besoin et la tenue d'un deuxième référendum soigneusement préparé.</text:p>
      <text:p text:style-name="P5"/>
      <text:p text:style-name="P5"><text:s/>En outre, ce n'est qu'après les élections européennes, la nomination de quatre hauts responsables de l'UE (les nouveaux présidents du Conseil européen, de la Commission européenne, du Parlement européen et de la Banque centrale européenne) et, très probablement, l'émergence de Kramp-Karrenbauer à la tête du nouveau gouvernement allemand, que nous aurons une idée plus claire du type d'UE dans laquelle nous allons finalement rester ou partir. (....)</text:p>
      <text:p text:style-name="P5"/>
      <text:p text:style-name="P5"><text:s/>- Timothy Garton Ash est historien, écrivain politique et chroniqueur au Guardi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06T20:34:23.71</meta:creation-date>
    <meta:document-statistic meta:table-count="0" meta:image-count="0" meta:object-count="0" meta:page-count="1" meta:paragraph-count="5" meta:word-count="855" meta:character-count="5538"/>
    <dc:date>2019-02-07T00:01:41.55</dc:date>
    <meta:editing-duration>PT11M57S</meta:editing-duration>
    <meta:editing-cycles>1</meta:editing-cycles>
    <meta:generator>OpenOffice/4.1.4$Win32 OpenOffice.org_project/414m5$Build-9788</meta:generator>
  </office:meta>
</office:document-meta>
</file>